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 style:list-style-name="L2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 style:list-style-name="L3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Standard" style:list-style-name="L4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Standard" style:list-style-name="L5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8" style:family="paragraph" style:parent-style-name="Standard" style:list-style-name="L6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9" style:family="paragraph" style:parent-style-name="Standard" style:list-style-name="L7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Table_20_Contents">
      <style:text-properties style:font-name="Arial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ctividades EIE página 79</text:p>
      <text:p text:style-name="P1"/>
      <text:p text:style-name="P1"><text:tab/>Analiza los resultados obtenidos y contesta a las siguientes preguntas:</text:p>
      <text:p text:style-name="P1"/>
      <text:list xml:id="list8358183229941127562" text:style-name="L1">
        <text:list-item>
          <text:p text:style-name="P3">Número y porcentaje que representan las &lt;&lt;Grandes empresas&gt;&gt;.</text:p>
        </text:list-item>
      </text:list>
      <text:p text:style-name="P2"><text:tab/>4.432 (0,1% en España).</text:p>
      <text:p text:style-name="P2"/>
      <text:list xml:id="list1017843055306754527" text:style-name="L2">
        <text:list-item>
          <text:p text:style-name="P4">Por sectores, ¿qué porcentaje de empresas se encuentran en el sector servicios? En el tramo de &lt;&lt;microempresas sin asalariados&gt;&gt;</text:p>
        </text:list-item>
      </text:list>
      <text:p text:style-name="P2"><text:tab/>19,8% en el comercio y 62,4% en el resto de servicios.</text:p>
      <text:p text:style-name="P2"/>
      <text:p text:style-name="P2"/>
      <text:list xml:id="list296279325697605739" text:style-name="L3">
        <text:list-item>
          <text:p text:style-name="P5">¿Qué sectores aglutinan el mayor número de empresas?</text:p>
        </text:list-item>
      </text:list>
      <text:p text:style-name="P2"><text:tab/>En el de resto de servicios (que no son comercio)</text:p>
      <text:p text:style-name="P2"/>
      <text:list xml:id="list9219119677986873730" text:style-name="L4">
        <text:list-item>
          <text:p text:style-name="P6">¿Qué actividades han propiciado mayor creación de empresas? </text:p>
        </text:list-item>
      </text:list>
      <text:p text:style-name="P2"><text:tab/>Comercio al por menor con 47.962 empresas y servicios de comidas y bebidas con <text:tab/>38.953 empresas.</text:p>
      <text:p text:style-name="P2"/>
      <text:list xml:id="list7230348907175509403" text:style-name="L5">
        <text:list-item>
          <text:p text:style-name="P7">¿En qué sector se ha destruido más número de empresas?</text:p>
        </text:list-item>
      </text:list>
      <text:p text:style-name="P2"><text:tab/>Comercio al por menor con 7.905 empresas destruidas.</text:p>
      <text:p text:style-name="P2"/>
      <text:p text:style-name="P2"/>
      <text:list xml:id="list6601232627294530957" text:style-name="L6">
        <text:list-item>
          <text:p text:style-name="P8">¿Qué porcentaje de empresas ingresa menos de 2 millones de euros? </text:p>
        </text:list-item>
      </text:list>
      <text:p text:style-name="P2"><text:tab/>97,5%</text:p>
      <text:p text:style-name="P2"/>
      <text:p text:style-name="P2"/>
      <text:list xml:id="list4448939013726041998" text:style-name="L7">
        <text:list-item>
          <text:p text:style-name="P9">¿Y más de 50 millones?</text:p>
        </text:list-item>
      </text:list>
      <text:p text:style-name="P2"><text:tab/>0,1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8.498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none"/>
    </style:style>
    <style:style style:name="MP1" style:family="paragraph" style:parent-style-name="Table_20_Contents">
      <style:text-properties style:font-name="Arial" fo:font-size="10pt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1">EIE</text:p>
            </table:table-cell>
            <table:table-cell table:style-name="Tabla1.A1" office:value-type="string">
              <text:p text:style-name="MP2">Carlos Guillermo Valenzuela García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31S</meta:editing-duration>
    <meta:editing-cycles>5</meta:editing-cycles>
    <meta:generator>OpenOffice/4.1.3$Win32 OpenOffice.org_project/413m1$Build-9783</meta:generator>
    <dc:date>2020-11-23T18:53:53.48</dc:date>
    <dc:creator>Carlos Guillermo Valenzuela García</dc:creator>
    <meta:document-statistic meta:table-count="1" meta:image-count="0" meta:object-count="0" meta:page-count="1" meta:paragraph-count="18" meta:word-count="146" meta:character-count="874"/>
    <meta:user-defined meta:name="Info 1"/>
    <meta:user-defined meta:name="Info 2"/>
    <meta:user-defined meta:name="Info 3"/>
    <meta:user-defined meta:name="Info 4"/>
  </office:meta>
</office:document-meta>
</file>